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5769" officeooo:paragraph-rsid="001357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5769" officeooo:paragraph-rsid="0013576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New1" fo:font-size="12pt" officeooo:paragraph-rsid="00135769" style:font-size-asian="12pt" style:font-size-complex="12pt"/>
    </style:style>
    <style:style style:name="P5" style:family="paragraph" style:parent-style-name="Standard">
      <style:text-properties officeooo:rsid="0035b420" officeooo:paragraph-rsid="0035b420"/>
    </style:style>
    <style:style style:name="P6" style:family="paragraph" style:parent-style-name="Text_20_body">
      <style:text-properties officeooo:paragraph-rsid="00235ab3"/>
    </style:style>
    <style:style style:name="P7" style:family="paragraph" style:parent-style-name="Text_20_body">
      <style:text-properties officeooo:paragraph-rsid="0023f4b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de">
      <style:text-properties fo:font-size="12pt" style:font-size-asian="12pt" style:font-size-complex="12pt"/>
    </style:style>
    <style:style style:name="P10" style:family="paragraph" style:parent-style-name="code">
      <style:text-properties style:font-name="Courier New1" fo:font-size="12pt" style:font-size-asian="12pt" style:font-size-complex="12pt"/>
    </style:style>
    <style:style style:name="P11" style:family="paragraph" style:parent-style-name="code">
      <style:text-properties style:font-name="Courier New1" fo:font-size="12pt" officeooo:paragraph-rsid="0023f4be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Courier New1" fo:font-size="12pt" style:font-size-asian="12pt" style:font-size-complex="12pt"/>
    </style:style>
    <style:style style:name="P13" style:family="paragraph" style:parent-style-name="Standard">
      <style:text-properties officeooo:rsid="0035b420" officeooo:paragraph-rsid="003698e0"/>
    </style:style>
    <style:style style:name="P14" style:family="paragraph" style:parent-style-name="Standard">
      <style:text-properties officeooo:paragraph-rsid="003698e0"/>
    </style:style>
    <style:style style:name="P15" style:family="paragraph" style:parent-style-name="Text_20_body">
      <style:text-properties officeooo:rsid="0035b420" officeooo:paragraph-rsid="0035b420"/>
    </style:style>
    <style:style style:name="P16" style:family="paragraph" style:parent-style-name="Text_20_body">
      <style:text-properties officeooo:paragraph-rsid="003698e0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Courier New1" fo:font-size="12pt" officeooo:paragraph-rsid="003698e0" style:font-size-asian="12pt" style:font-size-complex="12pt"/>
    </style:style>
    <style:style style:name="P18" style:family="paragraph" style:parent-style-name="Preformatted_20_Text">
      <style:text-properties fo:color="#080808" style:font-name="JetBrains Mono" fo:font-size="9pt" officeooo:paragraph-rsid="003698e0" style:font-size-asian="9pt" style:font-size-complex="9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9pt" style:font-size-asian="9pt" style:font-size-complex="9pt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9pt" style:font-size-asian="9pt" style:font-size-complex="9pt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9pt" officeooo:paragraph-rsid="003698e0" style:font-size-asian="9pt" style:font-size-complex="9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9pt" style:font-size-asian="9pt" style:font-size-complex="9pt"/>
    </style:style>
    <style:style style:name="P23" style:family="paragraph" style:parent-style-name="code">
      <style:text-properties fo:font-size="12pt" officeooo:rsid="0035b420" officeooo:paragraph-rsid="003698e0" style:font-size-asian="12pt" style:font-size-complex="12pt"/>
    </style:style>
    <style:style style:name="P24" style:family="paragraph" style:parent-style-name="code">
      <style:text-properties style:font-name="Courier New1" fo:font-size="12pt" officeooo:paragraph-rsid="003698e0" style:font-size-asian="12pt" style:font-size-complex="12pt"/>
    </style:style>
    <style:style style:name="P25" style:family="paragraph" style:parent-style-name="Heading_20_1" style:list-style-name="">
      <style:paragraph-properties style:line-height-at-least="0.019cm" fo:text-align="center" style:justify-single-word="false"/>
    </style:style>
    <style:style style:name="P26" style:family="paragraph" style:parent-style-name="Heading_20_1">
      <style:text-properties officeooo:paragraph-rsid="00235ab3"/>
    </style:style>
    <style:style style:name="P27" style:family="paragraph" style:parent-style-name="Heading_20_1">
      <style:text-properties fo:font-size="12pt" officeooo:paragraph-rsid="00235ab3" style:font-size-asian="12pt" style:font-size-complex="12pt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3698e0"/>
    </style:style>
    <style:style style:name="T1" style:family="text">
      <style:text-properties officeooo:rsid="00135769"/>
    </style:style>
    <style:style style:name="T2" style:family="text">
      <style:text-properties officeooo:rsid="00155744"/>
    </style:style>
    <style:style style:name="T3" style:family="text">
      <style:text-properties style:font-name="Courier New1" fo:font-size="12pt" style:font-size-asian="12pt" style:font-size-complex="12pt"/>
    </style:style>
    <style:style style:name="T4" style:family="text">
      <style:text-properties style:font-name="Courier New1" fo:font-size="12pt" officeooo:rsid="0023f4be" style:font-size-asian="12pt" style:font-size-complex="12pt"/>
    </style:style>
    <style:style style:name="T5" style:family="text">
      <style:text-properties style:font-name="Times New Roman2" fo:font-size="14pt" style:font-size-asian="14pt" style:font-size-complex="14pt"/>
    </style:style>
    <style:style style:name="T6" style:family="text">
      <style:text-properties style:font-name="Times New Roman2" fo:font-size="14pt" officeooo:rsid="0023f4be" style:font-size-asian="14pt" style:font-size-complex="14pt"/>
    </style:style>
    <style:style style:name="T7" style:family="text">
      <style:text-properties officeooo:rsid="0023f4be"/>
    </style:style>
    <style:style style:name="T8" style:family="text">
      <style:text-properties officeooo:rsid="002831fd"/>
    </style:style>
    <style:style style:name="T9" style:family="text">
      <style:text-properties officeooo:rsid="003698e0"/>
    </style:style>
    <style:style style:name="T10" style:family="text">
      <style:text-properties fo:color="#0033b3"/>
    </style:style>
    <style:style style:name="T11" style:family="text">
      <style:text-properties fo:color="#0033b3" style:font-name="JetBrains Mono"/>
    </style:style>
    <style:style style:name="T12" style:family="text">
      <style:text-properties fo:color="#248f8f"/>
    </style:style>
    <style:style style:name="T13" style:family="text">
      <style:text-properties fo:color="#248f8f" style:font-name="JetBrains Mono"/>
    </style:style>
    <style:style style:name="T14" style:family="text">
      <style:text-properties style:font-name="JetBrains Mono"/>
    </style:style>
    <style:style style:name="T15" style:family="text">
      <style:text-properties fo:color="#1750eb" style:font-name="JetBrains Mono"/>
    </style:style>
    <style:style style:name="T16" style:family="text">
      <style:text-properties fo:color="#871094"/>
    </style:style>
    <style:style style:name="T17" style:family="text">
      <style:text-properties fo:color="#871094" style:font-name="JetBrains Mono"/>
    </style:style>
    <style:style style:name="T18" style:family="text">
      <style:text-properties fo:color="#067d17" style:font-name="JetBrains Mono"/>
    </style:style>
    <style:style style:name="T19" style:family="text">
      <style:text-properties fo:color="#830091"/>
    </style:style>
    <style:style style:name="T20" style:family="text">
      <style:text-properties fo:color="#7a7a43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8"><text:a xlink:type="simple" xlink:href="#__RefHeading___Toc1423_155662737" text:style-name="Index_20_Link" text:visited-style-name="Index_20_Link">JavaScript<text:tab/>2</text:a></text:p>
          <text:p text:style-name="P8"><text:a xlink:type="simple" xlink:href="#__RefHeading___Toc1530_155662737" text:style-name="Index_20_Link" text:visited-style-name="Index_20_Link">Условные операторы<text:tab/>3</text:a></text:p>
          <text:p text:style-name="P8"><text:a xlink:type="simple" xlink:href="#__RefHeading___Toc1572_155662737" text:style-name="Index_20_Link" text:visited-style-name="Index_20_Link">jQuery<text:tab/>4</text:a></text:p>
        </text:index-body>
      </text:table-of-content>
      <text:h text:style-name="P25" text:outline-level="1"/>
      <text:h text:style-name="P28" text:outline-level="1"><text:bookmark-start text:name="__RefHeading___Toc1423_155662737"/>JavaScript<text:bookmark-end text:name="__RefHeading___Toc1423_155662737"/></text:h>
      <text:p text:style-name="P1"/>
      <text:p text:style-name="P10">let phrase = `Обратные кавычки позволяют встраивать переменные ${str}`;</text:p>
      <text:p text:style-name="P10">alert( `результат: ${1 + 2}` ); // результат: 3</text:p>
      <text:p text:style-name="P2"/>
      <text:p text:style-name="Standard">Узнать тип: <text:span text:style-name="T1">Синтаксис оператора: typeof x.</text:span></text:p>
      <text:p text:style-name="P9">let name = 'Pure'</text:p>
      <text:p text:style-name="P9">alert(typeof name); // <text:span text:style-name="T2">string</text:span></text:p>
      <text:p text:style-name="Standard"/>
      <text:p text:style-name="Standard">Оператор строгого равенства <text:span text:style-name="T3">===</text:span> проверяет равенство без приведения типов.</text:p>
      <text:p text:style-name="Standard">Другими словами, если a и b имеют разные типы, то проверка <text:span text:style-name="T3">a === b</text:span> немедленно возвращает false без попытки их преобразования.</text:p>
      <text:p text:style-name="Standard">Ещё есть оператор строгого неравенства <text:span text:style-name="T3">!==</text:span>, аналогичный <text:span text:style-name="T3">!=</text:span>.</text:p>
      <text:p text:style-name="P2"/>
      <text:h text:style-name="P25" text:outline-level="1"/>
      <text:h text:style-name="P28" text:outline-level="1"><text:bookmark-start text:name="__RefHeading___Toc1530_155662737"/>Условные операторы<text:bookmark-end text:name="__RefHeading___Toc1530_155662737"/></text:h>
      <text:p text:style-name="P4"/>
      <text:p text:style-name="code"><text:span text:style-name="Source_20_Text"><text:span text:style-name="T3">if (year &lt; 2015) {</text:span></text:span></text:p>
      <text:p text:style-name="code"><text:span text:style-name="Source_20_Text"><text:span text:style-name="T3"><text:s text:c="2"/>alert( 'Это слишком рано...' );</text:span></text:span></text:p>
      <text:p text:style-name="code"><text:span text:style-name="Source_20_Text"><text:span text:style-name="T3">} else if (year &gt; 2015) {</text:span></text:span></text:p>
      <text:p text:style-name="code"><text:span text:style-name="Source_20_Text"><text:span text:style-name="T3"><text:s text:c="2"/>alert( 'Это поздновато' );</text:span></text:span></text:p>
      <text:p text:style-name="code"><text:span text:style-name="Source_20_Text"><text:span text:style-name="T3">} else {</text:span></text:span></text:p>
      <text:p text:style-name="code"><text:span text:style-name="Source_20_Text"><text:span text:style-name="T3"><text:s text:c="2"/>alert( 'Верно!' );</text:span></text:span></text:p>
      <text:p text:style-name="code"><text:span text:style-name="Source_20_Text"><text:span text:style-name="T3">}</text:span></text:span></text:p>
      <text:p text:style-name="code"/>
      <text:p text:style-name="code"><text:span text:style-name="Source_20_Text"><text:span text:style-name="T3">let result = условие ? значение1 : значение2;</text:span></text:span></text:p>
      <text:p text:style-name="Standard"><text:span text:style-name="T5">Сначала вычисляется </text:span><text:span text:style-name="Source_20_Text"><text:span text:style-name="T5">условие</text:span></text:span><text:span text:style-name="T5">: если оно истинно, тогда возвращается </text:span><text:span text:style-name="Source_20_Text"><text:span text:style-name="T5">значение1</text:span></text:span><text:span text:style-name="T5">, в противном случае – </text:span><text:span text:style-name="Source_20_Text"><text:span text:style-name="T5">значение2</text:span></text:span><text:span text:style-name="T5">.</text:span></text:p>
      <text:p text:style-name="P3"/>
      <text:p text:style-name="P3"/>
      <text:h text:style-name="P25" text:outline-level="1"/>
      <text:h text:style-name="P29" text:outline-level="1"><text:span text:style-name="T9">Циклы</text:span></text:h>
      <text:p text:style-name="P18"><text:span text:style-name="T10"/></text:p>
      <text:p text:style-name="P18"><text:span text:style-name="T10">let </text:span><text:span text:style-name="T12">events </text:span>= {</text:p>
      <text:p text:style-name="P20"><text:s text:c="2"/><text:span text:style-name="T15">1</text:span><text:span text:style-name="T14">: {</text:span><text:span text:style-name="T17">number</text:span><text:span text:style-name="T14">: </text:span><text:span text:style-name="T15">1</text:span><text:span text:style-name="T14">, </text:span><text:span text:style-name="T17">type</text:span><text:span text:style-name="T14">: </text:span><text:span text:style-name="T18">"Non-reflective event"</text:span><text:span text:style-name="T14">, </text:span><text:span text:style-name="T17">distance</text:span><text:span text:style-name="T14">: </text:span><text:span text:style-name="T15">76.615</text:span><text:span text:style-name="T14">},</text:span></text:p>
      <text:p text:style-name="P20"><text:s text:c="2"/><text:span text:style-name="T15">2</text:span><text:span text:style-name="T14">: {</text:span><text:span text:style-name="T17">number</text:span><text:span text:style-name="T14">: </text:span><text:span text:style-name="T15">2</text:span><text:span text:style-name="T14">, </text:span><text:span text:style-name="T17">type</text:span><text:span text:style-name="T14">: </text:span><text:span text:style-name="T18">"Modified end of fiber"</text:span><text:span text:style-name="T14">, </text:span><text:span text:style-name="T17">distance</text:span><text:span text:style-name="T14">: </text:span><text:span text:style-name="T15">85.76</text:span><text:span text:style-name="T14">},</text:span></text:p>
      <text:p text:style-name="P19">}</text:p>
      <text:p text:style-name="P19"/>
      <text:p text:style-name="P19"><text:span text:style-name="T10">let </text:span><text:span text:style-name="T12">distance</text:span>;</text:p>
      <text:p text:style-name="P19"><text:span text:style-name="T19">Object</text:span>.<text:span text:style-name="T20">values</text:span>(<text:span text:style-name="T12">events</text:span>).<text:span text:style-name="T20">forEach</text:span>(<text:span text:style-name="T10">function </text:span>(event) {</text:p>
      <text:p text:style-name="P20"><text:s text:c="2"/><text:span text:style-name="T11">if </text:span><text:span text:style-name="T14">(event.</text:span><text:span text:style-name="T17">type </text:span><text:span text:style-name="T14">=== </text:span><text:span text:style-name="T18">'Modified end of fiber'</text:span><text:span text:style-name="T14">) {</text:span></text:p>
      <text:p text:style-name="P21"><text:s text:c="4"/><text:span text:style-name="T11">let </text:span><text:span text:style-name="T13">distance </text:span><text:span text:style-name="T14">= event.</text:span><text:span text:style-name="T17">distance</text:span></text:p>
      <text:p text:style-name="P20"><text:span text:style-name="T16"><text:s text:c="2"/></text:span><text:span text:style-name="T14">}</text:span></text:p>
      <text:p text:style-name="P22">})</text:p>
      <text:p text:style-name="P16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7" text:outline-level="1"/>
      <text:p text:style-name="P15"/>
      <text:h text:style-name="P29" text:outline-level="1">jQuery </text:h>
      <text:p text:style-name="P16"/>
      <text:p text:style-name="P14"><text:span text:style-name="T8">Ф</text:span>ункция готовности DOM дерева</text:p>
      <text:p text:style-name="P17">$( document ).ready(function() {</text:p>
      <text:p text:style-name="P17"><text:s text:c="2"/>console.log("ready")</text:p>
      <text:p text:style-name="P17">});</text:p>
      <text:p text:style-name="P14"/>
      <text:p text:style-name="P14">Добавление класса</text:p>
      <text:p text:style-name="P16"><text:span text:style-name="T4">$("#content").addClass('disabled') -</text:span><text:span text:style-name="T6"> добавить класс disabled к элементу с идентификатором content</text:span></text:p>
      <text:p text:style-name="P14">Удаление класса</text:p>
      <text:p text:style-name="P24">$(".<text:span text:style-name="T7">content</text:span>").removeClass('disabled') <text:span text:style-name="T5">- </text:span><text:span text:style-name="T6">удалить класс disabled у всех элементов с классом content</text:span></text:p>
      <text:p text:style-name="P14"/>
      <text:p text:style-name="P13">Получить значение выбранного элемента</text:p>
      <text:p text:style-name="P23">$('#select').val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 style:master-page-name="">
      <loext:graphic-properties draw:fill="none" draw:fill-color="#729fcf"/>
      <style:paragraph-properties style:page-number="auto" fo:background-color="transparent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cm" fo:margin-bottom="0.21cm" loext:contextual-spacing="false" style:line-height-at-least="0.019cm" fo:text-align="center" style:justify-single-word="false" style:page-number="auto" fo:background-color="transparent" style:shadow="non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8:30:06.357431436</meta:creation-date>
    <dc:date>2022-04-01T12:13:57.785166935</dc:date>
    <meta:editing-duration>PT3H53M27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5" meta:paragraph-count="45" meta:word-count="214" meta:character-count="1498" meta:non-whitespace-character-count="1307"/>
  </office:meta>
</office:document-meta>
</file>